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plitter.createPart( URI pattern , NormalizedMessage srcMessage , Source cont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Splitter.setForwardProperties( boolean forward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plitter.isForwar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plitter.isForwardAttach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plitter.setTarget( ExchangeTarge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plitter.setForwardAttachments( boolean forwardAttach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plitter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plitter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plitter.processSync( MessageExchange exchang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bstractSplitter.setSynchronous( boolean synchrono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plitter.isSynchron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plitter.createParts( Message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Splitter.setReportErrors( boolean report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plitter.processAsync( MessageExchange exchang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1">
            <text:p text:style-name="Table_20_Contents">21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AbstractSplitter.isReport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plitter.vali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